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text-properties style:font-name="Arial" fo:font-size="14.0pt"/>
    </style:style>
    <style:style style:name="P3" style:family="paragraph" style:parent-style-name="Standard">
      <style:text-properties style:font-name="Arial" fo:font-size="12.0pt"/>
    </style:style>
    <style:style style:name="P4" style:family="paragraph" style:parent-style-name="Standard">
      <style:paragraph-properties fo:margin-bottom="0.2236in"/>
      <style:text-properties style:font-name="Arial" fo:font-size="12.0pt"/>
    </style:style>
    <style:style style:name="P5" style:family="paragraph" style:parent-style-name="Standard">
      <style:paragraph-properties fo:margin-bottom="0.2236in"/>
      <style:text-properties style:font-name="Arial" fo:font-size="14.0pt"/>
    </style:style>
    <style:style style:name="P6" style:family="paragraph" style:parent-style-name="Standard">
      <style:paragraph-properties fo:margin-bottom="0.1667in"/>
      <style:text-properties style:font-name="Arial" fo:font-size="12.0pt" fo:color="#0000e9"/>
    </style:style>
    <style:style style:name="T1" style:family="text">
      <style:text-properties fo:font-style="italic" fo:font-style-asian="italic" fo:font-style-complex="italic" fo:letter-spacing="0.0000in"/>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style:text-underline-style="solid" style:text-underline-color="#0000e9" fo:letter-spacing="0.0000in"/>
    </style:style>
    <style:style style:name="T5" style:family="text">
      <style:text-properties fo:letter-spacing="0.0000in" fo:color="#0000af"/>
    </style:style>
    <style:style style:name="T6" style:family="text">
      <style:text-properties style:text-underline-style="solid" style:text-underline-color="#0000d3" fo:letter-spacing="0.0000in" fo:color="#0000d3"/>
    </style:style>
    <style:style style:name="TableColumn1" style:family="table-column">
      <style:table-column-properties style:column-width="3.4625in" style:rel-column-width="32767*"/>
    </style:style>
  </office:automatic-styles>
  <office:body>
    <office:text>
      <text:p text:style-name="P1"><text:span text:style-name="T1">Ospravedlňujeme sa za nepríjemnosti spôsobené obmedzeniami platformy Indiegogo. Vzhľadom na tieto obmedzenia nie je možné zobrazovať preklady v priateľnejšej forme. Ďakujeme za pochopenie a podporu.</text:span></text:p>
      <text:p text:style-name="P2"><text:span text:style-name="T2">Čau!</text:span></text:p>
      <text:p text:style-name="P3"/>
      <text:p text:style-name="P4"><text:span text:style-name="T3">Meno mi je Radoslaw Jona a som šetrný inžinier, ktorý je známy pre svoje úspešné overlanding výpravy napriek technickým prekážkam. Zúčastnil som sa aj série overlanding filmov, ktoré boli chválené pre svoje úchvatné vizuály a pútavé rozprávanie príbehov.</text:span></text:p>
      <text:p text:style-name="P4"><text:span text:style-name="T3">Obraciam sa na vás dnes, pretože som vášnivý motocyklista a milovník overlandingu a dúfam, že založím motocyklovú spoločnosť na prenájom a organizovanie túr, ktorá bude slúžiť týmto komunitám. Mojím cieľom je poskytnúť najlepšie služby dobrodruhom, ktorí chcú objavovať nové územia na dvoch kolesách.</text:span></text:p>
      <text:p text:style-name="P4"><text:span text:style-name="T3">S vašou pomocou dokážem svoju víziu pretvoriť na skutočnosť a vytvoriť skutočne nezabudnuteľný zážitok. Chápem dôležitosť spoľahlivého vybavenia, odborného vedenia a vynikajúceho zákazníckeho servisu a som odhodlaný poskytnúť všetky tieto prvky a ešte viac.</text:span></text:p>
      <text:p text:style-name="P4"><text:span text:style-name="T3">Okrem toho mi váš príspevok pomôže oslobodiť sa od môjho korporátneho otroctva a naplno sa venovať svojej vášni. Som presvedčený, že mám zručnosti a odborné znalosti na to, aby som tento podnik úspešne zrealizoval, a teším sa na príležitosť vytvoriť niečo nové a zmysluplné pre motocyklové a overlandingové komunity.</text:span></text:p>
      <text:p text:style-name="P4"><text:span text:style-name="T3">Podporou mojej kampane mi pomôžete premeniť môj sen na realitu a vytvoriť novú príležitosť pre dobrodruhov z celého sveta. Ďakujem, že ste zvážili moju kampaň, a dúfam, že sa s vami čoskoro stretnem na otvorenej ceste!</text:span></text:p>
      <text:p text:style-name="P4"><text:span text:style-name="T3">Tentokrát môžete ísť skutočne so mnou.</text:span></text:p>
      <text:p text:style-name="P5"><text:span text:style-name="T2">Čo potrebujeme:</text:span></text:p>
      <text:p text:style-name="P4"><text:span text:style-name="T3">Hľadáme financovanie na založenie motocyklovej spoločnosti na prenájom a organizovanie túr, ktorá by poskytovala najlepšie služby motocyklovej a overlanding komunite v Strednej Ázii. Naše náklady zahŕňajú nákup ojazdených motocyklov BMW F650 GS, dôkladnú kontrolu a prípravu strojov, úplný servis motocyklov vrátane nových brzd, pneumatík, reťaze, pastorkov, tlmičov, oleja atď. Budeme potrebovať aj výstroj, vrátane prilieb s interkomom, akčných kamier, drona, kempingovej výstroje, jednej "poriadnej" kamery, ako je GH5, mikrofónov k tomu, veľké množstvo pevných diskov na uchovanie záznamu, vízových poplatkov pre tím, trajekt z Azerbajdžanu do Turkmenistanu, paliva a občasných hotelových cien. Do tohto projektu sme už investovali vlastné súkromné prostriedky a získali sme niektoré z vyššie uvedených vecí. Samotné motocykle budú stáť približne 10 000 EUR a ďalšie vybavenie (elektronika + výstroj) bude stáť pravdepodobne ďalších 4 000 EUR.</text:span></text:p>
      <text:p text:style-name="P5"><text:span text:style-name="T2">Čo dostanete:</text:span></text:p>
      <text:p text:style-name="P4"><text:span text:style-name="T3">Najlepšou odmenou, ktorú vám môžeme ponúknuť, je skutočne ísť na dobrodružstvo, ktoré nás prevedie pobrežím bývalej Juhoslávie, Čiernej Hory, Albánska, Grécka, severného pobrežia Turecka, Gruzínska, Azerbajdžanu, Turkmenistanu, Uzbekistanu, Tadžikistanu, koridorom Wakhan v Afganistane (vrchol cesty), potom krásnym Kirgizskom až do cieľovej čiary v Biškeku. Táto jedinečná príležitosť je dostupná len obmedzený čas za zvýhodnenú cenu 3 000 EUR na osobu, čo zahŕňa prenájom motocykla a samotné nezabudnuteľné dobrodružstvo. Druhá úroveň odmeny je šitá na mieru 14-dňová túra so mnou v zvolenom časovom rámci (sezóna začína v máji a končí v októbri) v priebehu nasledujúcich 2 rokov za 3 000 EUR. Môžete sa tiež pridať na vlastnom motocykli za 1 700 EUR. Iné, nižšie odmeny zahŕňajú personalizované video, pohľadnicu Hodvábnej cesty (z Turkmenistanu alebo Afganistanu), meno alebo vlastný text na motocykloch a najlepší digitálny fotoalbum z cesty. Ďalšou odmenou by mohla byť tradičná kirgizská čiapka.</text:span></text:p>
      <text:p text:style-name="P4"><text:span text:style-name="T3">Ak nedosiahneme celý finančný cieľ, upravíme časový plán, ale nie príliš veľa. Absolútny a neprekonateľný termín by mal byť začiatkom septembra podľa dátumu príchodu. Získané prostriedky budú vrátené, ak projekt nebude realizovateľný.</text:span></text:p>
      <text:p text:style-name="P4"><text:span text:style-name="T3">Druhá úroveň odmeny (obmedzená na 15 podporovateľov): Naplánujte so mnou šitú na mieru 14-dňovú túru v zvolenom časovom rámci počas nasledujúcich 2 rokov. (Hodnota: 3 000 EUR)</text:span></text:p>
      <text:p text:style-name="P4"><text:span text:style-name="T3">Nižšie odmeny (dostupné pre všetkých podporovateľov): Personalizované video, pohľadnica Hodvábnej cesty, meno alebo vlastný text na motocykloch, najlepší digitálny fotoalbum z cesty a tradičná kirgizská čiapka.</text:span></text:p>
      <text:p text:style-name="P4"><text:span text:style-name="T3">Ak nedosiahneme celý finančný cieľ, upravíme časový plán, ale nie príliš veľa. Absolútny a neprekonateľný termín by mal byť začiatkom septembra podľa dátumu príchodu. Získané prostriedky budú vrátené, ak projekt nebude realizovateľný.</text:span></text:p>
      <text:p text:style-name="P4"><text:span text:style-name="T3">Čo sa stane, ak nedosiahneme celý cieľ: Ak nedosiahneme celý finančný cieľ, použijeme získané prostriedky na pokrytie čo najväčšej časti cesty. Môže sa však stať, že budeme musieť využiť komerčnú kyvadlovú dopravu alebo kúpiť starý dodávka na dokončenie cesty. V tomto scenári môže byť dobrodružstvo menej pohodlné a finančne hladké, ale stále to bude nezabudnuteľný zážitok.</text:span></text:p>
      <text:p text:style-name="P4"><text:span text:style-name="T3">Čo sa stane, ak nedosiahneme celý finančný cieľ: Ak nedosiahneme celý finančný cieľ, použijeme získané prostriedky na pokrytie čo najväčšej časti cesty. Avšak, možno budeme musieť využiť komerčnú prepravnú službu alebo kúpiť starý dodávkový automobil na dokončenie cesty. V tomto scenári môže byť dobrodružstvo menej pohodlné a finančne hladké, ale stále to bude nezabudnuteľný zážitok.</text:span></text:p>
      <text:p text:style-name="P5"><text:span text:style-name="T2">Dopad</text:span></text:p>
      <text:p text:style-name="P4"><text:span text:style-name="T3">Prispievaním do mojej kampane podporíte otvorenie Kirgizska a susedných krajín Hodvábnej cesty pre dobrodružnú turistiku a poskytnete príležitosti širšiemu spektru ľudí zažiť túto nádhernú časť sveta. S mojimi jazykovými znalosťami, kultúrnym porozumením a bohatými skúsenosťami z expedícií cez kontinenty môžem ponúknuť kvalitné, bezstarostné dobrodružstvá, ktoré budú prospešné pre cestovateľov aj miestne vidiecke, kočovné komunity. Vaša podpora mi pomôže dostať tento projekt na nohy, umožní viac ľuďom objaviť vrcholy a úskalia Strednej Ázie a prispeje k pozitívnemu vplyvu na miestnu ekonomiku a životy ľudí. So troma filmami zo série "Trabentem..." si môžete sami overiť kvalitu zážitku a prínosy, ktoré prináša. Som nesmierne vďačný za akýkoľvek príspevok, bez ohľadu na jeho veľkosť, pretože do tohto projektu investujem svoje vlastné úspory a tvrdú prácu.</text:span></text:p>
      <text:p text:style-name="P5"><text:span text:style-name="T2">SKÚSENOSTI</text:span></text:p>
      <text:p text:style-name="P4"><text:span text:style-name="T3">Prvú skutočnú expedíciu cez kontinenty som absolvoval s partiou priateľov v roku 2009. Cieľom bolo tiež Kirgizsko, ale rozhodli sme sa ísť úplne do rodnej krajiny s dvoma automobilmi Lada 2107 za menej ako 100 EUR. V roku 2012 som sa po prvýkrát podieľal na sérii "Trabantem...", ako člen tímu s antickým Fiatom 126p, ktorý nás previezol po celej Južnej Amerike, od Guyany cez Peru a Čile až do cieľového bodu v Ushuaia. O dva roky neskôr sa tím znovu stretol na trase z Perthu v Austrálii do Bangkoku. O niekoľko rokov neskôr bola natočená "Veľká cesta domov" o prechode cez Indiu, Pakistan, Čínu, Kirgizsko, Uzbekistan, Kazachstan, Rusko, Ukrajinu, Slovensko a Česko. Táto trasa už bohužiaľ nie je možná. Všetky vyššie uvedené projekty mali veľmi úspešné kampane na zhromaždenie financií a veľmi spokojných podporovateľov, ktorí pokračovali v podpore počas rokov.</text:span></text:p>
      <text:p text:style-name="P6"><text:a xlink:type="simple" xlink:href="https://www.imdb.com/name/nm6918264/"><text:span text:style-name="T4">IMDB</text:span></text:a></text:p>
      <text:p text:style-name="P6"><text:a xlink:type="simple" xlink:href="https://www.csfd.cz/tvurce/110962-radoslaw-jona/galerie/"><text:span text:style-name="T4">CSFD</text:span></text:a></text:p>
      <text:p text:style-name="P6"><text:a xlink:type="simple" xlink:href="https://www.ceskatelevize.cz/porady/10639901181-trabantem-jizni-amerikou/"><text:span text:style-name="T4">Séria o Južnej Amerike na streamovaní CZ televízie</text:span></text:a></text:p>
      <text:p text:style-name="P6"><text:a xlink:type="simple" xlink:href="https://www.ceskatelevize.cz/porady/11042957646-trabantem-z-australie-do-asie/"><text:span text:style-name="T4">Séria z Austrálie do Ázie</text:span></text:a></text:p>
      <text:p text:style-name="P4"><text:span text:style-name="T3">Ešte predtým, ako sa svet zrútil a horieval, som v roku 2019 plánoval a organizoval prvý polokomerčný motocyklový výlet z Hanoja do HCMC (Saigon). Tím pozostával zo dvoch mojich priateľov zo série "Trabantem..." a 5 náhodných ľudí z internetu. Stali sme sa priateľmi a niektorí z týchto náhodných ľudí z internetu sa stali súčasťou tímu a zapojili sa do </text:span><text:span text:style-name="T5"><text:s/></text:span><text:a xlink:type="simple" xlink:href="https://www.startovac.cz/projekty/indodiesel"><text:span text:style-name="T6">dobrodružného projektu</text:span></text:a><text:span text:style-name="T3">.</text:span></text:p>
      <text:p text:style-name="P6"><text:a xlink:type="simple" xlink:href="https://youtube.com/playlist?list=PLhHlyT4XaszSmHNrn81txJ9vUksT6C_vM"><text:span text:style-name="T4">Séria YT o výlete do Vietnamu</text:span></text:a></text:p>
      <text:p text:style-name="P4"><text:span text:style-name="T3">A to je presne sen. Plánovali sme to pokračovať, ale potom prišiel rok 2020.</text:span></text:p>
      <text:p text:style-name="P4"><text:span text:style-name="T3">Aby som to urobil skutočným pre ľudí a vytvoril dôveru, môžem sa podeliť o svoje úspešné skúsenosti s projektami ako tento. Ako som už spomínal skôr, bol som súčasťou niekoľkých expedícií cez kontinenty, ktoré mali veľmi úspešné kampane na zhromaždenie financií a veľmi spokojných podporovateľov. Tiež som žil v Ázii mnoho rokov a mám hlboké pochopenie kultúry, miestnych paradoxov, úskalí a zaujímavostí. Okrem toho mám jazykové schopnosti na komunikáciu s miestnymi obyvateľmi a orientáciu v akýchkoľvek problémoch, ktoré by mohli vzniknúť počas cesty. S touto skúsenosťou a vedomosťami som si istý svojou schopnosťou viesť úspešnú expedíciu cez Pamírsku magistrálu. Som oddaný transparentnosti a budem informovať podporovateľov počas celého putovania, čím budujem dôveru s každým krokom, ktorý urobíme.</text:span></text:p>
      <text:p text:style-name="P5"><text:span text:style-name="T2">Riziká a výzvy</text:span></text:p>
      <text:p text:style-name="P4"><text:span text:style-name="T3">Ako pri každom projekte dobrodružnej cesty, vždy existujú riziká a výzvy, ktoré treba prekonať. Avšak, mám rozsiahle skúsenosti s plánovaním a realizáciou expedícií cez kontinenty. S mojím hlbokým pochopením miestnej kultúry a jazyka a so svojimi úspešnými projektmi som presvedčený, že dokážem prekonať akékoľvek výzvy, ktoré by mohli nastať.</text:span></text:p>
      <text:p text:style-name="P4"><text:span text:style-name="T3">Jednou z potenciálnych výziev je časový plán. Ak nedosiahneme svoj cieľ financovania včas, budem musieť upraviť časový plán, ale nie veľmi. Absolútnym termínom bude začiatok septembra, pretože koniec sezóny je koncom októbra. Navyše, získané prostriedky budú vrátené, ak projekt nebude možné uskutočniť.</text:span></text:p>
      <text:p text:style-name="P4"><text:span text:style-name="T3">Nakoniec, nepredvídateľné okolnosti môžu vždy nastať počas priebehu expedície. Azerbajdžan zostáva poslednou krajinou na planéte, ktorá je v karanténe kvôli Covidu. Preto je táto kampaň tak neskorá. Ak sa Azerbajdžan neotvorí do júna, preplánovanie trasy by bolo ťažké, ale nie nemožné. Alternatívna trasa cez Irán a Turkmenistan je možná, ale zaťažuje nás veľkým množstvom (nie lacnou) byrokraciou, ktorú treba prekonať. Napriek tomu prijmem všetky potrebné opatrenia na zabezpečenie bezpečnosti a blaha seba a všetkých účastníkov, vrátane pripravenosti detailného núdzového plánu.</text:span></text:p>
      <text:p text:style-name="P4"><text:span text:style-name="T3">Dúfam, že toto rieši akékoľvek obavy alebo otázky, ktoré by mohli mať potenciálni prispievatelia.</text:span></text:p>
      <text:p text:style-name="P5"><text:span text:style-name="T2">Iné spôsoby, ako nám môžete pomôcť</text:span></text:p>
      <text:p text:style-name="P4"><text:span text:style-name="T3">Rozumieme, že nie každý môže prispieť finančne, ale to neznamená, že nám nemôžete pomôcť uskutočniť túto cestu. Prosím, pomôžte nám šíriť slovo medzi svojimi priateľmi a rodinou o našej kampani. Zdieľajte našu stránku Indiegogo na sociálnych sieťach alebo prostredníctvom e-mailu a povzbudzujte ostatných, aby nás podporili. Nezabúdajte, že každý kúsok pomáha a vaša podpora v akejkoľvek forme je veľmi ocenená! Ďakujeme a poďme na ces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5</meta:generator>
  </office:meta>
</office:document-meta>
</file>